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fo:wrap-option="wrap" style:vertical-align="bottom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DRAM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4000000" calcext:value-type="float">
            <text:p>4,000,000.0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table:style-name="ce1" table:formula="of:=[.B4]*[.C4]*[.D4]" office:value-type="float" office:value="80000000000" calcext:value-type="float">
            <text:p>80,000,000,000.00</text:p>
          </table:table-cell>
          <table:table-cell table:style-name="ce1" table:formula="of:=([.E4]*8)/1000000" office:value-type="float" office:value="640000" calcext:value-type="float">
            <text:p>640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ges</text:p>
          </table:table-cell>
          <table:table-cell table:style-name="ce1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1" table:formula="of:=[.B5]*[.C5]*[.D5]" office:value-type="float" office:value="239820030000" calcext:value-type="float">
            <text:p>239,820,030,000.00</text:p>
          </table:table-cell>
          <table:table-cell table:style-name="ce1" table:formula="of:=([.E5]*8)/1000000" office:value-type="float" office:value="1918560.24" calcext:value-type="float">
            <text:p>1,918,560.24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n*nodes*(edges*1.5)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office:value-type="string" calcext:value-type="string">
            <text:p>Data generate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2" office:value-type="string" calcext:value-type="string">
            <text:p>DRAM speed</text:p>
          </table:table-cell>
          <table:table-cell table:style-name="ce5" office:value-type="string" calcext:value-type="string">
            <text:p><text:s/>time</text:p>
          </table:table-cell>
          <table:table-cell table:style-name="ce6" office:value-type="string" calcext:value-type="string">
            <text:p>time measurement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40.2291838097236" calcext:value-type="float">
            <text:p>40.23</text:p>
          </table:table-cell>
          <table:table-cell table:style-name="ce3" office:value-type="float" office:value="25.346974" calcext:value-type="float">
            <text:p>25.3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42.84412839985" calcext:value-type="float">
            <text:p>42.84</text:p>
          </table:table-cell>
          <table:table-cell table:style-name="ce3" office:value-type="float" office:value="26.224467" calcext:value-type="float">
            <text:p>26.2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5.7412304049433" calcext:value-type="float">
            <text:p>45.74</text:p>
          </table:table-cell>
          <table:table-cell table:style-name="ce3" office:value-type="float" office:value="26.695213" calcext:value-type="float">
            <text:p>26.7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9.0358245842894" calcext:value-type="float">
            <text:p>49.04</text:p>
          </table:table-cell>
          <table:table-cell table:style-name="ce3" office:value-type="float" office:value="27.590932" calcext:value-type="float">
            <text:p>27.5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53.4827154612089" calcext:value-type="float">
            <text:p>53.48</text:p>
          </table:table-cell>
          <table:table-cell table:style-name="ce3" office:value-type="float" office:value="28.424609" calcext:value-type="float">
            <text:p>28.4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8.0242124336939" calcext:value-type="float">
            <text:p>58.02</text:p>
          </table:table-cell>
          <table:table-cell table:style-name="ce3" office:value-type="float" office:value="30.282863" calcext:value-type="float">
            <text:p>30.2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64.8009302646588" calcext:value-type="float">
            <text:p>64.80</text:p>
          </table:table-cell>
          <table:table-cell table:style-name="ce3" office:value-type="float" office:value="31.425037" calcext:value-type="float">
            <text:p>31.4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71.475184866625" calcext:value-type="float">
            <text:p>71.48</text:p>
          </table:table-cell>
          <table:table-cell table:style-name="ce3" office:value-type="float" office:value="34.174107" calcext:value-type="float">
            <text:p>34.1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81.3422370756754" calcext:value-type="float">
            <text:p>81.34</text:p>
          </table:table-cell>
          <table:table-cell table:style-name="ce3" office:value-type="float" office:value="40.103049" calcext:value-type="float">
            <text:p>40.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94.6876988438806" calcext:value-type="float">
            <text:p>94.69</text:p>
          </table:table-cell>
          <table:table-cell table:style-name="ce3" office:value-type="float" office:value="43.692208" calcext:value-type="float">
            <text:p>43.69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11.673956910799" calcext:value-type="float">
            <text:p>111.67</text:p>
          </table:table-cell>
          <table:table-cell table:style-name="ce3" office:value-type="float" office:value="50.01255" calcext:value-type="float">
            <text:p>50.0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39.396750723807" calcext:value-type="float">
            <text:p>139.40</text:p>
          </table:table-cell>
          <table:table-cell table:style-name="ce3" office:value-type="float" office:value="61.004739" calcext:value-type="float">
            <text:p>61.0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86.146605352624" calcext:value-type="float">
            <text:p>186.15</text:p>
          </table:table-cell>
          <table:table-cell table:style-name="ce3" office:value-type="float" office:value="78.685509" calcext:value-type="float">
            <text:p>78.6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75.825902056674" calcext:value-type="float">
            <text:p>275.83</text:p>
          </table:table-cell>
          <table:table-cell table:style-name="ce3" office:value-type="float" office:value="113.362786" calcext:value-type="float">
            <text:p>113.3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54.897922115073" calcext:value-type="float">
            <text:p>554.90</text:p>
          </table:table-cell>
          <table:table-cell table:style-name="ce3" office:value-type="float" office:value="207.541413" calcext:value-type="float">
            <text:p>207.54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8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4" office:value-type="string" calcext:value-type="string">
            <text:p>Benchmark DRAM speed</text:p>
          </table:table-cell>
          <table:table-cell table:style-name="ce6" office:value-type="string" calcext:value-type="string">
            <text:p>Benchmark NVM speed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style-name="ce3" office:value-type="float" office:value="3937.43" calcext:value-type="float">
            <text:p>3937.4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style-name="ce3" office:value-type="float" office:value="7879.0205" calcext:value-type="float">
            <text:p>7879.0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style-name="ce3" office:value-type="float" office:value="12124.4395" calcext:value-type="float">
            <text:p>12124.4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style-name="ce3" office:value-type="float" office:value="16083.875" calcext:value-type="float">
            <text:p>16083.8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style-name="ce3" office:value-type="float" office:value="20526.3035" calcext:value-type="float">
            <text:p>20526.3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style-name="ce3" office:value-type="float" office:value="24538.397" calcext:value-type="float">
            <text:p>24538.4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style-name="ce3" office:value-type="float" office:value="29382.8875" calcext:value-type="float">
            <text:p>29382.8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style-name="ce3" office:value-type="float" office:value="33247.979" calcext:value-type="float">
            <text:p>33247.9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style-name="ce3" office:value-type="float" office:value="37219.561" calcext:value-type="float">
            <text:p>37219.5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style-name="ce3" office:value-type="float" office:value="42070.575" calcext:value-type="float">
            <text:p>42070.5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style-name="ce3" office:value-type="float" office:value="46424.1835" calcext:value-type="float">
            <text:p>46424.1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style-name="ce3" office:value-type="float" office:value="50338.817" calcext:value-type="float">
            <text:p>50338.8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style-name="ce3" office:value-type="float" office:value="56058.9105" calcext:value-type="float">
            <text:p>56058.9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style-name="ce3" office:value-type="float" office:value="60171.878" calcext:value-type="float">
            <text:p>60171.8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style-name="ce3" office:value-type="float" office:value="63521.855" calcext:value-type="float">
            <text:p>63521.86</text:p>
          </table:table-cell>
          <table:table-cell table:number-columns-repeated="8"/>
        </table:table-row>
      </table:table>
      <table:table table:name="NVM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3"/>
        <table:table-column table:style-name="co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4000000" calcext:value-type="float">
            <text:p>4,000,000.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" table:formula="of:=[.B4]*[.C4]*[.D4]" office:value-type="float" office:value="80000000000" calcext:value-type="float">
            <text:p>80,000,000,000.00</text:p>
          </table:table-cell>
          <table:table-cell table:style-name="ce1" table:formula="of:=([.E4]*8)/1000000" office:value-type="float" office:value="640000" calcext:value-type="float">
            <text:p>640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ges</text:p>
          </table:table-cell>
          <table:table-cell table:style-name="ce1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" table:formula="of:=[.B5]*[.C5]*[.D5]" office:value-type="float" office:value="239820030000" calcext:value-type="float">
            <text:p>239,820,030,000.00</text:p>
          </table:table-cell>
          <table:table-cell table:style-name="ce1" table:formula="of:=([.E5]*8)/1000000" office:value-type="float" office:value="1918560.24" calcext:value-type="float">
            <text:p>1,918,560.24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Nvm-threads</text:p>
          </table:table-cell>
          <table:table-cell table:style-name="ce2" office:value-type="string" calcext:value-type="string">
            <text:p>DRAM speed</text:p>
          </table:table-cell>
          <table:table-cell table:style-name="ce6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40.2291838097236" calcext:value-type="float">
            <text:p>40.23</text:p>
          </table:table-cell>
          <table:table-cell office:value-type="float" office:value="25.346974" calcext:value-type="float">
            <text:p>25.3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42.84412839985" calcext:value-type="float">
            <text:p>42.84</text:p>
          </table:table-cell>
          <table:table-cell office:value-type="float" office:value="26.224467" calcext:value-type="float">
            <text:p>26.2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5.7412304049433" calcext:value-type="float">
            <text:p>45.74</text:p>
          </table:table-cell>
          <table:table-cell office:value-type="float" office:value="26.695213" calcext:value-type="float">
            <text:p>26.7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9.0358245842894" calcext:value-type="float">
            <text:p>49.04</text:p>
          </table:table-cell>
          <table:table-cell office:value-type="float" office:value="27.590932" calcext:value-type="float">
            <text:p>27.5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53.4827154612089" calcext:value-type="float">
            <text:p>53.48</text:p>
          </table:table-cell>
          <table:table-cell office:value-type="float" office:value="28.424609" calcext:value-type="float">
            <text:p>28.4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8.0242124336939" calcext:value-type="float">
            <text:p>58.02</text:p>
          </table:table-cell>
          <table:table-cell office:value-type="float" office:value="30.282863" calcext:value-type="float">
            <text:p>30.2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64.8009302646588" calcext:value-type="float">
            <text:p>64.80</text:p>
          </table:table-cell>
          <table:table-cell office:value-type="float" office:value="31.425037" calcext:value-type="float">
            <text:p>31.4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71.475184866625" calcext:value-type="float">
            <text:p>71.48</text:p>
          </table:table-cell>
          <table:table-cell office:value-type="float" office:value="34.174107" calcext:value-type="float">
            <text:p>34.1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81.3422370756754" calcext:value-type="float">
            <text:p>81.34</text:p>
          </table:table-cell>
          <table:table-cell office:value-type="float" office:value="40.103049" calcext:value-type="float">
            <text:p>40.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94.6876988438806" calcext:value-type="float">
            <text:p>94.69</text:p>
          </table:table-cell>
          <table:table-cell office:value-type="float" office:value="43.692208" calcext:value-type="float">
            <text:p>43.69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11.673956910799" calcext:value-type="float">
            <text:p>111.67</text:p>
          </table:table-cell>
          <table:table-cell office:value-type="float" office:value="50.01255" calcext:value-type="float">
            <text:p>50.0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39.396750723807" calcext:value-type="float">
            <text:p>139.40</text:p>
          </table:table-cell>
          <table:table-cell office:value-type="float" office:value="61.004739" calcext:value-type="float">
            <text:p>61.0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86.146605352624" calcext:value-type="float">
            <text:p>186.15</text:p>
          </table:table-cell>
          <table:table-cell office:value-type="float" office:value="78.685509" calcext:value-type="float">
            <text:p>78.6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75.825902056674" calcext:value-type="float">
            <text:p>275.83</text:p>
          </table:table-cell>
          <table:table-cell office:value-type="float" office:value="113.362786" calcext:value-type="float">
            <text:p>113.3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54.897922115073" calcext:value-type="float">
            <text:p>554.90</text:p>
          </table:table-cell>
          <table:table-cell office:value-type="float" office:value="207.541413" calcext:value-type="float">
            <text:p>207.5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" table:formula="of:=[.B28]*[.C28]*[.D28]" office:value-type="float" office:value="100000000000" calcext:value-type="float">
            <text:p>100,000,000,000.00</text:p>
          </table:table-cell>
          <table:table-cell table:style-name="ce1" table:formula="of:=([.E28]*8)/1000000" office:value-type="float" office:value="800000" calcext:value-type="float">
            <text:p>800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1" office:value-type="float" office:value="4000000" calcext:value-type="float">
            <text:p>4,000,00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" table:formula="of:=[.B29]*[.C29]*[.D29]" office:value-type="float" office:value="20000000000" calcext:value-type="float">
            <text:p>20,000,000,000.00</text:p>
          </table:table-cell>
          <table:table-cell table:style-name="ce1" table:formula="of:=([.E29]*8)/1000000" office:value-type="float" office:value="160000" calcext:value-type="float">
            <text:p>160,000.00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style-name="Default" table:number-columns-repeated="2"/>
          <table:table-cell table:style-name="ce1" table:number-columns-repeated="2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Analyze time 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Nvm-threads</text:p>
          </table:table-cell>
          <table:table-cell table:style-name="ce6" office:value-type="string" calcext:value-type="string">
            <text:p>NVM speed</text:p>
          </table:table-cell>
          <table:table-cell table:style-name="ce6" office:value-type="string" calcext:value-type="string">
            <text:p>Predicted</text:p>
          </table:table-cell>
          <table:table-cell table:style-name="Default" office:value-type="string" calcext:value-type="string">
            <text:p>Prediction</text:p>
          </table:table-cell>
          <table:table-cell table:style-name="ce6" office:value-type="string" calcext:value-type="string">
            <text:p>transfer time</text:p>
          </table:table-cell>
          <table:table-cell table:style-name="ce8" office:value-type="string" calcext:value-type="string">
            <text:p>Measuremen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" table:formula="of:=[.F29]/[.B33]" office:value-type="float" office:value="40.6356430463526" calcext:value-type="float">
            <text:p>40.64</text:p>
          </table:table-cell>
          <table:table-cell table:style-name="ce1" table:formula="of:=[.F28]/[.B33]" office:value-type="float" office:value="203.178215231763" calcext:value-type="float">
            <text:p>203.18</text:p>
          </table:table-cell>
          <table:table-cell table:style-name="ce3" office:value-type="float" office:value="40.184731" calcext:value-type="float">
            <text:p>40.18</text:p>
          </table:table-cell>
          <table:table-cell table:style-name="ce3" office:value-type="float" office:value="207.502157" calcext:value-type="float">
            <text:p>207.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20.3070927407791" calcext:value-type="float">
            <text:p>20.31</text:p>
          </table:table-cell>
          <table:table-cell table:formula="of:=[.F28]/[.B34]" office:value-type="float" office:value="101.535463703896" calcext:value-type="float">
            <text:p>101.54</text:p>
          </table:table-cell>
          <table:table-cell table:style-name="ce3" office:value-type="float" office:value="20.660509" calcext:value-type="float">
            <text:p>20.66</text:p>
          </table:table-cell>
          <table:table-cell table:style-name="ce3" office:value-type="float" office:value="118.049679" calcext:value-type="float">
            <text:p>118.0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13.196486320048" calcext:value-type="float">
            <text:p>13.20</text:p>
          </table:table-cell>
          <table:table-cell table:formula="of:=[.F28]/[.B35]" office:value-type="float" office:value="65.9824316002402" calcext:value-type="float">
            <text:p>65.98</text:p>
          </table:table-cell>
          <table:table-cell table:style-name="ce3" office:value-type="float" office:value="17.308555" calcext:value-type="float">
            <text:p>17.31</text:p>
          </table:table-cell>
          <table:table-cell table:style-name="ce3" office:value-type="float" office:value="81.538674" calcext:value-type="float">
            <text:p>81.5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9.94785149722937" calcext:value-type="float">
            <text:p>9.95</text:p>
          </table:table-cell>
          <table:table-cell table:formula="of:=[.F28]/[.B36]" office:value-type="float" office:value="49.7392574861468" calcext:value-type="float">
            <text:p>49.74</text:p>
          </table:table-cell>
          <table:table-cell table:style-name="ce3" office:value-type="float" office:value="13.086462" calcext:value-type="float">
            <text:p>13.09</text:p>
          </table:table-cell>
          <table:table-cell table:style-name="ce3" office:value-type="float" office:value="62.124896" calcext:value-type="float">
            <text:p>62.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7.79487646180424" calcext:value-type="float">
            <text:p>7.79</text:p>
          </table:table-cell>
          <table:table-cell table:formula="of:=[.F28]/[.B37]" office:value-type="float" office:value="38.9743823090212" calcext:value-type="float">
            <text:p>38.97</text:p>
          </table:table-cell>
          <table:table-cell table:style-name="ce3" office:value-type="float" office:value="10.626771" calcext:value-type="float">
            <text:p>10.63</text:p>
          </table:table-cell>
          <table:table-cell table:style-name="ce3" office:value-type="float" office:value="50.198433" calcext:value-type="float">
            <text:p>50.2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6.52039332479624" calcext:value-type="float">
            <text:p>6.52</text:p>
          </table:table-cell>
          <table:table-cell table:formula="of:=[.F28]/[.B38]" office:value-type="float" office:value="32.6019666239812" calcext:value-type="float">
            <text:p>32.60</text:p>
          </table:table-cell>
          <table:table-cell table:style-name="ce3" office:value-type="float" office:value="9.205341" calcext:value-type="float">
            <text:p>9.21</text:p>
          </table:table-cell>
          <table:table-cell table:style-name="ce3" office:value-type="float" office:value="42.052014" calcext:value-type="float">
            <text:p>42.0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5.4453463772068" calcext:value-type="float">
            <text:p>5.45</text:p>
          </table:table-cell>
          <table:table-cell table:formula="of:=[.F28]/[.B39]" office:value-type="float" office:value="27.226731886034" calcext:value-type="float">
            <text:p>27.23</text:p>
          </table:table-cell>
          <table:table-cell table:style-name="ce3" office:value-type="float" office:value="8.205961" calcext:value-type="float">
            <text:p>8.21</text:p>
          </table:table-cell>
          <table:table-cell table:style-name="ce3" office:value-type="float" office:value="37.036302" calcext:value-type="float">
            <text:p>37.0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4.81232257756178" calcext:value-type="float">
            <text:p>4.81</text:p>
          </table:table-cell>
          <table:table-cell table:formula="of:=[.F28]/[.B40]" office:value-type="float" office:value="24.0616128878089" calcext:value-type="float">
            <text:p>24.06</text:p>
          </table:table-cell>
          <table:table-cell table:style-name="ce3" office:value-type="float" office:value="7.551966" calcext:value-type="float">
            <text:p>7.55</text:p>
          </table:table-cell>
          <table:table-cell table:style-name="ce3" office:value-type="float" office:value="33.153472" calcext:value-type="float">
            <text:p>33.1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4.29881480869696" calcext:value-type="float">
            <text:p>4.30</text:p>
          </table:table-cell>
          <table:table-cell table:formula="of:=[.F28]/[.B41]" office:value-type="float" office:value="21.4940740434848" calcext:value-type="float">
            <text:p>21.49</text:p>
          </table:table-cell>
          <table:table-cell table:style-name="ce3" office:value-type="float" office:value="7.02813" calcext:value-type="float">
            <text:p>7.03</text:p>
          </table:table-cell>
          <table:table-cell table:style-name="ce3" office:value-type="float" office:value="29.386419" calcext:value-type="float">
            <text:p>29.3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3.80313318750695" calcext:value-type="float">
            <text:p>3.80</text:p>
          </table:table-cell>
          <table:table-cell table:formula="of:=[.F28]/[.B42]" office:value-type="float" office:value="19.0156659375347" calcext:value-type="float">
            <text:p>19.02</text:p>
          </table:table-cell>
          <table:table-cell table:style-name="ce3" office:value-type="float" office:value="6.087404" calcext:value-type="float">
            <text:p>6.09</text:p>
          </table:table-cell>
          <table:table-cell table:style-name="ce3" office:value-type="float" office:value="25.576156" calcext:value-type="float">
            <text:p>25.5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3.4464795702869" calcext:value-type="float">
            <text:p>3.45</text:p>
          </table:table-cell>
          <table:table-cell table:formula="of:=[.F28]/[.B43]" office:value-type="float" office:value="17.2323978514345" calcext:value-type="float">
            <text:p>17.23</text:p>
          </table:table-cell>
          <table:table-cell table:style-name="ce3" office:value-type="float" office:value="5.648782" calcext:value-type="float">
            <text:p>5.65</text:p>
          </table:table-cell>
          <table:table-cell table:style-name="ce3" office:value-type="float" office:value="23.562743" calcext:value-type="float">
            <text:p>23.5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3.17846166309391" calcext:value-type="float">
            <text:p>3.18</text:p>
          </table:table-cell>
          <table:table-cell table:formula="of:=[.F28]/[.B44]" office:value-type="float" office:value="15.8923083154696" calcext:value-type="float">
            <text:p>15.89</text:p>
          </table:table-cell>
          <table:table-cell table:style-name="ce3" office:value-type="float" office:value="4.988546" calcext:value-type="float">
            <text:p>4.99</text:p>
          </table:table-cell>
          <table:table-cell table:style-name="ce3" office:value-type="float" office:value="21.030116" calcext:value-type="float">
            <text:p>21.0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2.85414037791548" calcext:value-type="float">
            <text:p>2.85</text:p>
          </table:table-cell>
          <table:table-cell table:formula="of:=[.F28]/[.B45]" office:value-type="float" office:value="14.2707018895774" calcext:value-type="float">
            <text:p>14.27</text:p>
          </table:table-cell>
          <table:table-cell table:style-name="ce3" office:value-type="float" office:value="4.469557" calcext:value-type="float">
            <text:p>4.47</text:p>
          </table:table-cell>
          <table:table-cell table:style-name="ce3" office:value-type="float" office:value="18.80258" calcext:value-type="float">
            <text:p>18.8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2.65904946493443" calcext:value-type="float">
            <text:p>2.66</text:p>
          </table:table-cell>
          <table:table-cell table:formula="of:=[.F28]/[.B46]" office:value-type="float" office:value="13.2952473246722" calcext:value-type="float">
            <text:p>13.30</text:p>
          </table:table-cell>
          <table:table-cell table:style-name="ce3" office:value-type="float" office:value="4.763558" calcext:value-type="float">
            <text:p>4.76</text:p>
          </table:table-cell>
          <table:table-cell table:style-name="ce3" office:value-type="float" office:value="17.796855" calcext:value-type="float">
            <text:p>17.8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2.5188181296028" calcext:value-type="float">
            <text:p>2.52</text:p>
          </table:table-cell>
          <table:table-cell table:formula="of:=[.F28]/[.B47]" office:value-type="float" office:value="12.594090648014" calcext:value-type="float">
            <text:p>12.59</text:p>
          </table:table-cell>
          <table:table-cell table:style-name="ce3" office:value-type="float" office:value="4.377247" calcext:value-type="float">
            <text:p>4.38</text:p>
          </table:table-cell>
          <table:table-cell table:style-name="ce3" office:value-type="float" office:value="16.228509" calcext:value-type="float">
            <text:p>16.2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3:25:33.483375644</meta:creation-date>
    <dc:date>2021-03-18T16:21:33.201958848</dc:date>
    <meta:editing-duration>PT11M8S</meta:editing-duration>
    <meta:editing-cycles>3</meta:editing-cycles>
    <meta:generator>LibreOffice/7.0.4.2$Linux_X86_64 LibreOffice_project/00$Build-2</meta:generator>
    <meta:document-statistic meta:table-count="2" meta:cell-count="336" meta:object-count="0"/>
  </office:meta>
</office:document-meta>
</file>